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3.598cm"/>
    </style:style>
    <style:style style:name="Tableau1.C" style:family="table-column">
      <style:table-column-properties style:column-width="10.0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13.20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292cm"/>
    </style:style>
    <style:style style:name="Tableau5.B" style:family="table-column">
      <style:table-column-properties style:column-width="6.297cm"/>
    </style:style>
    <style:style style:name="Tableau5.C" style:family="table-column">
      <style:table-column-properties style:column-width="3.916cm"/>
    </style:style>
    <style:style style:name="Tableau5.D" style:family="table-column">
      <style:table-column-properties style:column-width="1.50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99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2.22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598cm"/>
    </style:style>
    <style:style style:name="Tableau4.B" style:family="table-column">
      <style:table-column-properties style:column-width="2.011cm"/>
    </style:style>
    <style:style style:name="Tableau4.C" style:family="table-column">
      <style:table-column-properties style:column-width="9.3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07cm"/>
    </style:style>
    <style:style style:name="Tableau6.B" style:family="table-column">
      <style:table-column-properties style:column-width="7.699cm"/>
    </style:style>
    <style:style style:name="Tableau6.C" style:family="table-column">
      <style:table-column-properties style:column-width="5.10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d7434" officeooo:paragraph-rsid="001d743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6798b" officeooo:paragraph-rsid="0026798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6798b" officeooo:paragraph-rsid="0037543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6798b" officeooo:paragraph-rsid="003995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6798b" officeooo:paragraph-rsid="003b49f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style="italic" fo:font-weight="bold" officeooo:rsid="001d7434" officeooo:paragraph-rsid="001d7434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italic" fo:font-weight="bold" officeooo:rsid="001d7434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italic" fo:font-weight="bold" officeooo:rsid="001e591e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12pt" fo:font-style="italic" fo:font-weight="bold" officeooo:rsid="00215b18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italic" fo:font-weight="bold" officeooo:rsid="0022bb06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fo:font-weight="bold" officeooo:rsid="00157d66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italic" fo:font-weight="bold" officeooo:rsid="00157d6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fo:font-weight="bold" officeooo:rsid="00157d66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fo:font-weight="bold" officeooo:rsid="0018e10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fo:font-weight="bold" officeooo:rsid="0018e106" officeooo:paragraph-rsid="003b49f7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fo:font-weight="bold" officeooo:rsid="0017e9d2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italic" fo:font-weight="bold" officeooo:rsid="002d1f5d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italic" fo:font-weight="normal" officeooo:rsid="002d1f5d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157d66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17e9d2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18e106" officeooo:paragraph-rsid="003b49f7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1d7434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1e591e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215b18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30f1d8" officeooo:paragraph-rsid="0030f1d8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30f1d8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157d66" officeooo:paragraph-rsid="0037d340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157d66" officeooo:paragraph-rsid="00396b31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normal" fo:font-weight="normal" officeooo:rsid="001d7434" officeooo:paragraph-rsid="001d743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1d7434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1e591e" officeooo:paragraph-rsid="001e591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1e591e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215b18" officeooo:paragraph-rsid="00215b1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215b18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215b18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22bb06" officeooo:paragraph-rsid="0022bb0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22bb06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22bb06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40b118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weight="bold" officeooo:rsid="00157d66" officeooo:paragraph-rsid="0035d662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normal" officeooo:rsid="00157d66" officeooo:paragraph-rsid="00351312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57d66" officeooo:paragraph-rsid="0035d662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18e106" officeooo:paragraph-rsid="00351312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18e106" officeooo:paragraph-rsid="00157d66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8e106" officeooo:paragraph-rsid="0035d662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18e106" officeooo:paragraph-rsid="003b49f7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8e106" officeooo:paragraph-rsid="003c92d6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48cde4" officeooo:paragraph-rsid="0048cde4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48cde4" officeooo:paragraph-rsid="004917ef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51" style:family="paragraph" style:parent-style-name="Standard"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break-before="page"/>
      <style:text-properties fo:font-size="16pt" fo:font-style="normal" fo:font-weight="bold" officeooo:rsid="00157d6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break-before="page"/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Table_20_Contents">
      <style:text-properties fo:font-size="14pt" officeooo:rsid="002ff1a1" officeooo:paragraph-rsid="002ff1a1" style:font-size-asian="14pt" style:font-size-complex="14pt"/>
    </style:style>
    <style:style style:name="P55" style:family="paragraph" style:parent-style-name="Table_20_Contents">
      <style:text-properties fo:font-size="14pt" officeooo:rsid="002ff1a1" officeooo:paragraph-rsid="003b49f7" style:font-size-asian="14pt" style:font-size-complex="14pt"/>
    </style:style>
    <style:style style:name="P56" style:family="paragraph" style:parent-style-name="Table_20_Contents">
      <style:text-properties fo:font-size="14pt" officeooo:rsid="003b49f7" officeooo:paragraph-rsid="003b49f7" style:font-size-asian="14pt" style:font-size-complex="14pt"/>
    </style:style>
    <style:style style:name="P57" style:family="paragraph" style:parent-style-name="Table_20_Contents">
      <style:text-properties fo:font-size="14pt" officeooo:rsid="003c92d6" officeooo:paragraph-rsid="003c92d6" style:font-size-asian="14pt" style:font-size-complex="14pt"/>
    </style:style>
    <style:style style:name="P58" style:family="paragraph" style:parent-style-name="Table_20_Contents">
      <style:text-properties fo:font-size="14pt" officeooo:rsid="003d727f" officeooo:paragraph-rsid="003d727f" style:font-size-asian="14pt" style:font-size-complex="14pt"/>
    </style:style>
    <style:style style:name="P59" style:family="paragraph" style:parent-style-name="Table_20_Contents">
      <style:text-properties fo:font-size="14pt" officeooo:rsid="003ed983" officeooo:paragraph-rsid="003ed983" style:font-size-asian="14pt" style:font-size-complex="14pt"/>
    </style:style>
    <style:style style:name="P60" style:family="paragraph" style:parent-style-name="Table_20_Contents">
      <style:text-properties fo:font-size="14pt" officeooo:rsid="00408a2c" officeooo:paragraph-rsid="00408a2c" style:font-size-asian="14pt" style:font-size-complex="14pt"/>
    </style:style>
    <style:style style:name="P61" style:family="paragraph" style:parent-style-name="Table_20_Contents">
      <style:text-properties fo:font-size="14pt" officeooo:rsid="00432efc" officeooo:paragraph-rsid="00432efc" style:font-size-asian="14pt" style:font-size-complex="14pt"/>
    </style:style>
    <style:style style:name="P62" style:family="paragraph" style:parent-style-name="Table_20_Contents">
      <style:text-properties fo:font-size="12pt" officeooo:rsid="0037d340" officeooo:paragraph-rsid="0037d340" style:font-size-asian="12pt" style:font-size-complex="12pt"/>
    </style:style>
    <style:style style:name="P63" style:family="paragraph" style:parent-style-name="Table_20_Contents">
      <style:text-properties fo:font-size="12pt" officeooo:rsid="00408a2c" officeooo:paragraph-rsid="00408a2c" style:font-size-asian="12pt" style:font-size-complex="12pt"/>
    </style:style>
    <style:style style:name="P64" style:family="paragraph" style:parent-style-name="Table_20_Contents">
      <style:text-properties fo:font-size="12pt" officeooo:rsid="0040b118" officeooo:paragraph-rsid="0040b118" style:font-size-asian="10.5pt" style:font-size-complex="12pt"/>
    </style:style>
    <style:style style:name="P65" style:family="paragraph" style:parent-style-name="Table_20_Contents">
      <style:text-properties fo:font-size="12pt" officeooo:rsid="00413b6d" officeooo:paragraph-rsid="00413b6d" style:font-size-asian="10.5pt" style:font-size-complex="12pt"/>
    </style:style>
    <style:style style:name="P66" style:family="paragraph" style:parent-style-name="Table_20_Contents">
      <style:text-properties fo:font-size="16pt" officeooo:rsid="00338b1a" officeooo:paragraph-rsid="00338b1a" style:font-size-asian="16pt" style:font-size-complex="16pt"/>
    </style:style>
    <style:style style:name="P67" style:family="paragraph" style:parent-style-name="Standard">
      <style:text-properties fo:font-size="12pt" fo:font-style="italic" fo:font-weight="bold" officeooo:rsid="0026798b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text-properties fo:font-size="12pt" fo:font-style="italic" fo:font-weight="bold" officeooo:rsid="0028416c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69" style:family="paragraph" style:parent-style-name="Standard">
      <style:text-properties fo:font-size="12pt" fo:font-style="italic" fo:font-weight="bold" officeooo:rsid="0018e106" officeooo:paragraph-rsid="003b49f7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Standard">
      <style:text-properties fo:font-size="12pt" fo:font-style="italic" fo:font-weight="bold" officeooo:rsid="004af721" officeooo:paragraph-rsid="004af721" style:font-size-asian="10.5pt" style:font-style-asian="italic" style:font-weight-asian="bold" style:font-size-complex="12pt" style:font-style-complex="italic" style:font-weight-complex="bold"/>
    </style:style>
    <style:style style:name="P71" style:family="paragraph" style:parent-style-name="Standard">
      <style:text-properties fo:font-size="12pt" fo:font-style="italic" fo:font-weight="bold" officeooo:rsid="004af721" officeooo:paragraph-rsid="004d2ac2" style:font-size-asian="10.5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text-properties fo:font-size="12pt" fo:font-style="italic" fo:font-weight="bold" officeooo:rsid="004e9b5c" officeooo:paragraph-rsid="004e9b5c" style:font-size-asian="10.5pt" style:font-style-asian="italic" style:font-weight-asian="bold" style:font-size-complex="12pt" style:font-style-complex="italic" style:font-weight-complex="bold"/>
    </style:style>
    <style:style style:name="P73" style:family="paragraph" style:parent-style-name="Standard">
      <style:text-properties fo:font-size="12pt" fo:font-style="italic" fo:font-weight="bold" officeooo:rsid="001d7434" officeooo:paragraph-rsid="001d7434" style:font-size-asian="10.5pt" style:font-style-asian="italic" style:font-weight-asian="bold" style:font-size-complex="12pt" style:font-style-complex="italic" style:font-weight-complex="bold"/>
    </style:style>
    <style:style style:name="P74" style:family="paragraph" style:parent-style-name="Standard">
      <style:text-properties fo:font-size="12pt" fo:font-style="italic" fo:font-weight="bold" officeooo:rsid="001d7434" officeooo:paragraph-rsid="00595369" style:font-size-asian="10.5pt" style:font-style-asian="italic" style:font-weight-asian="bold" style:font-size-complex="12pt" style:font-style-complex="italic" style:font-weight-complex="bold"/>
    </style:style>
    <style:style style:name="P75" style:family="paragraph" style:parent-style-name="Standard">
      <style:text-properties fo:font-size="12pt" fo:font-style="italic" fo:font-weight="bold" officeooo:rsid="001e591e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76" style:family="paragraph" style:parent-style-name="Standard">
      <style:text-properties fo:font-size="12pt" fo:font-style="italic" fo:font-weight="bold" officeooo:rsid="001e591e" officeooo:paragraph-rsid="001e591e" style:font-size-asian="10.5pt" style:font-style-asian="italic" style:font-weight-asian="bold" style:font-size-complex="12pt" style:font-style-complex="italic" style:font-weight-complex="bold"/>
    </style:style>
    <style:style style:name="P77" style:family="paragraph" style:parent-style-name="Standard">
      <style:text-properties fo:font-size="12pt" fo:font-style="italic" fo:font-weight="bold" officeooo:rsid="001e591e" officeooo:paragraph-rsid="005e41fe" style:font-size-asian="10.5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text-properties fo:font-size="12pt" fo:font-style="italic" fo:font-weight="bold" officeooo:rsid="00215b18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text-properties fo:font-size="12pt" fo:font-style="italic" fo:font-weight="bold" officeooo:rsid="00215b18" officeooo:paragraph-rsid="00215b18" style:font-size-asian="10.5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text-properties fo:font-size="12pt" fo:font-style="italic" fo:font-weight="bold" officeooo:rsid="00215b18" officeooo:paragraph-rsid="005e41fe" style:font-size-asian="10.5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style:text-properties fo:font-size="12pt" fo:font-style="italic" fo:font-weight="bold" officeooo:rsid="0022bb06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text-properties fo:font-size="12pt" fo:font-style="italic" fo:font-weight="bold" officeooo:rsid="0022bb06" officeooo:paragraph-rsid="0022bb06" style:font-size-asian="10.5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text-properties fo:font-size="12pt" fo:font-style="italic" fo:font-weight="bold" officeooo:rsid="0022bb06" officeooo:paragraph-rsid="005fd821" style:font-size-asian="10.5pt" style:font-style-asian="italic" style:font-weight-asian="bold" style:font-size-complex="12pt" style:font-style-complex="italic" style:font-weight-complex="bold"/>
    </style:style>
    <style:style style:name="P84" style:family="paragraph" style:parent-style-name="Standard">
      <style:text-properties fo:font-size="12pt" fo:font-style="italic" fo:font-weight="bold" officeooo:rsid="0060c80f" officeooo:paragraph-rsid="0062ac61" style:font-size-asian="10.5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text-properties fo:font-size="12pt" fo:font-style="italic" fo:font-weight="bold" officeooo:rsid="0060c80f" officeooo:paragraph-rsid="0063867e" style:font-size-asian="10.5pt" style:font-style-asian="italic" style:font-weight-asian="bold" style:font-size-complex="12pt" style:font-style-complex="italic" style:font-weight-complex="bold"/>
    </style:style>
    <style:style style:name="P86" style:family="paragraph" style:parent-style-name="Standard">
      <style:text-properties fo:font-size="12pt" fo:font-style="italic" fo:font-weight="bold" officeooo:rsid="00622990" officeooo:paragraph-rsid="0063a6fb" style:font-size-asian="10.5pt" style:font-style-asian="italic" style:font-weight-asian="bold" style:font-size-complex="12pt" style:font-style-complex="italic" style:font-weight-complex="bold"/>
    </style:style>
    <style:style style:name="P87" style:family="paragraph" style:parent-style-name="Standard">
      <style:text-properties fo:font-size="12pt" fo:font-style="italic" fo:font-weight="bold" officeooo:rsid="00622990" officeooo:paragraph-rsid="0068e290" style:font-size-asian="10.5pt" style:font-style-asian="italic" style:font-weight-asian="bold" style:font-size-complex="12pt" style:font-style-complex="italic" style:font-weight-complex="bold"/>
    </style:style>
    <style:style style:name="P88" style:family="paragraph" style:parent-style-name="Standard">
      <style:text-properties fo:font-size="12pt" fo:font-style="italic" fo:font-weight="normal" officeooo:rsid="00157d66" officeooo:paragraph-rsid="00396b31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text-properties fo:font-size="12pt" fo:font-style="italic" fo:font-weight="normal" officeooo:rsid="00351312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text-properties fo:font-size="12pt" fo:font-style="italic" fo:font-weight="normal" officeooo:rsid="004e9b5c" officeooo:paragraph-rsid="004e9b5c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text-properties fo:font-size="12pt" fo:font-style="italic" fo:font-weight="normal" officeooo:rsid="002d1f5d" officeooo:paragraph-rsid="00375431" style:font-size-asian="10.5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text-properties fo:font-size="12pt" fo:font-style="italic" fo:font-weight="normal" officeooo:rsid="004af721" officeooo:paragraph-rsid="004af721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text-properties fo:font-size="12pt" fo:font-style="italic" fo:font-weight="normal" officeooo:rsid="004af721" officeooo:paragraph-rsid="004d2ac2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font-size="12pt" fo:font-style="italic" fo:font-weight="normal" officeooo:rsid="00535cbc" officeooo:paragraph-rsid="00535cbc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fo:font-size="12pt" fo:font-style="italic" fo:font-weight="normal" officeooo:rsid="0022bb06" officeooo:paragraph-rsid="004049ca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0622990" officeooo:paragraph-rsid="00622990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normal" fo:font-weight="normal" officeooo:rsid="0026798b" officeooo:paragraph-rsid="002ff1a1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fo:font-weight="normal" officeooo:rsid="0028416c" officeooo:paragraph-rsid="002ff1a1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fo:font-weight="normal" officeooo:rsid="0018e106" officeooo:paragraph-rsid="004ef5f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fo:font-weight="normal" officeooo:rsid="001d7434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01d7434" officeooo:paragraph-rsid="00595369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01d7434" officeooo:paragraph-rsid="005acca9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01e591e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0215b18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0215b18" officeooo:paragraph-rsid="006b570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022bb06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0554ae8" officeooo:paragraph-rsid="00554ae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06b5706" officeooo:paragraph-rsid="006b5706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bold" officeooo:rsid="0018e106" officeooo:paragraph-rsid="0035d662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text-properties fo:font-size="12pt" fo:font-weight="normal" officeooo:rsid="0018e106" officeooo:paragraph-rsid="004ef5f0" style:font-size-asian="10.5pt" style:font-weight-asian="normal" style:font-size-complex="12pt" style:font-weight-complex="normal"/>
    </style:style>
    <style:style style:name="P111" style:family="paragraph" style:parent-style-name="Standard">
      <style:text-properties fo:font-size="12pt" fo:font-weight="normal" officeooo:rsid="004e9b5c" officeooo:paragraph-rsid="004e9b5c" style:font-size-asian="10.5pt" style:font-weight-asian="normal" style:font-size-complex="12pt" style:font-weight-complex="normal"/>
    </style:style>
    <style:style style:name="P112" style:family="paragraph" style:parent-style-name="Standard">
      <style:text-properties fo:font-size="12pt" fo:font-weight="normal" officeooo:rsid="00502a27" officeooo:paragraph-rsid="00502a27" style:font-size-asian="10.5pt" style:font-weight-asian="normal" style:font-size-complex="12pt" style:font-weight-complex="normal"/>
    </style:style>
    <style:style style:name="P113" style:family="paragraph" style:parent-style-name="Standard">
      <style:text-properties fo:font-size="12pt" fo:font-weight="bold" officeooo:rsid="001d7434" officeooo:paragraph-rsid="001d7434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size="12pt" fo:font-weight="bold" officeooo:rsid="001d7434" officeooo:paragraph-rsid="00561c04" style:font-size-asian="12pt" style:font-weight-asian="bold" style:font-size-complex="12pt" style:font-weight-complex="bold"/>
    </style:style>
    <style:style style:name="P115" style:family="paragraph" style:parent-style-name="Standard">
      <style:text-properties fo:font-size="12pt" fo:font-weight="bold" officeooo:rsid="006e0931" officeooo:paragraph-rsid="006e0931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size="14pt" fo:font-weight="bold" officeooo:rsid="0026798b" officeooo:paragraph-rsid="004ef5f0" style:font-size-asian="14pt" style:font-weight-asian="bold" style:font-size-complex="14pt" style:font-weight-complex="bold"/>
    </style:style>
    <style:style style:name="P117" style:family="paragraph" style:parent-style-name="Standard">
      <style:text-properties fo:font-size="14pt" fo:font-weight="bold" officeooo:rsid="0050fa85" officeooo:paragraph-rsid="0050fa85" style:font-size-asian="14pt" style:font-weight-asian="bold" style:font-size-complex="14pt" style:font-weight-complex="bold"/>
    </style:style>
    <style:style style:name="P118" style:family="paragraph" style:parent-style-name="Standard">
      <style:text-properties fo:font-size="14pt" fo:font-weight="bold" officeooo:rsid="001d7434" officeooo:paragraph-rsid="001d7434" style:font-size-asian="14pt" style:font-weight-asian="bold" style:font-size-complex="14pt" style:font-weight-complex="bold"/>
    </style:style>
    <style:style style:name="P119" style:family="paragraph" style:parent-style-name="Standard"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120" style:family="paragraph" style:parent-style-name="Standard">
      <style:text-properties fo:color="#b2b2b2" fo:font-size="12pt" fo:font-style="italic" fo:font-weight="normal" officeooo:rsid="0060c80f" officeooo:paragraph-rsid="0060c80f" style:font-size-asian="10.5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text-properties fo:color="#b2b2b2" fo:font-size="12pt" fo:font-style="italic" fo:font-weight="normal" officeooo:rsid="00622990" officeooo:paragraph-rsid="00622990" style:font-size-asian="10.5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>
      <style:paragraph-properties fo:break-before="page"/>
      <style:text-properties fo:font-size="16pt" fo:font-style="normal" fo:font-weight="bold" officeooo:rsid="0018e106" officeooo:paragraph-rsid="004ef5f0" style:font-size-asian="16pt" style:font-style-asian="normal" style:font-weight-asian="bold" style:font-size-complex="16pt" style:font-style-complex="normal" style:font-weight-complex="bold"/>
    </style:style>
    <style:style style:name="P123" style:family="paragraph" style:parent-style-name="Table_20_Contents">
      <style:text-properties fo:font-size="12pt" officeooo:rsid="0037d340" officeooo:paragraph-rsid="004d2ac2" style:font-size-asian="12pt" style:font-size-complex="12pt"/>
    </style:style>
    <style:style style:name="P124" style:family="paragraph" style:parent-style-name="Table_20_Contents">
      <style:text-properties fo:font-size="12pt" officeooo:rsid="00554ae8" officeooo:paragraph-rsid="00554ae8" style:font-size-asian="12pt" style:font-size-complex="12pt"/>
    </style:style>
    <style:style style:name="P125" style:family="paragraph" style:parent-style-name="Table_20_Contents">
      <style:text-properties fo:font-size="12pt" officeooo:rsid="00432efc" officeooo:paragraph-rsid="00432efc" style:font-size-asian="12pt" style:font-size-complex="12pt"/>
    </style:style>
    <style:style style:name="P126" style:family="paragraph" style:parent-style-name="Table_20_Contents">
      <style:text-properties fo:font-size="12pt" officeooo:rsid="0040b118" officeooo:paragraph-rsid="0040b118" style:font-size-asian="10.5pt" style:font-size-complex="12pt"/>
    </style:style>
    <style:style style:name="P127" style:family="paragraph" style:parent-style-name="Table_20_Contents">
      <style:text-properties fo:font-size="12pt" officeooo:rsid="0040b118" officeooo:paragraph-rsid="00413b6d" style:font-size-asian="10.5pt" style:font-size-complex="12pt"/>
    </style:style>
    <style:style style:name="P128" style:family="paragraph" style:parent-style-name="Table_20_Contents">
      <style:text-properties fo:font-size="12pt" officeooo:rsid="00643f64" officeooo:paragraph-rsid="00643f64" style:font-size-asian="10.5pt" style:font-size-complex="12pt"/>
    </style:style>
    <style:style style:name="P129" style:family="paragraph" style:parent-style-name="Table_20_Contents">
      <style:text-properties fo:font-size="12pt" officeooo:rsid="00676f01" officeooo:paragraph-rsid="00676f01" style:font-size-asian="10.5pt" style:font-size-complex="12pt"/>
    </style:style>
    <style:style style:name="P130" style:family="paragraph" style:parent-style-name="Table_20_Contents">
      <style:text-properties fo:font-size="12pt" officeooo:rsid="0068e290" officeooo:paragraph-rsid="0068e290" style:font-size-asian="10.5pt" style:font-size-complex="12pt"/>
    </style:style>
    <style:style style:name="P131" style:family="paragraph" style:parent-style-name="Table_20_Contents">
      <style:text-properties fo:font-size="14pt" officeooo:rsid="003ed983" officeooo:paragraph-rsid="003ed983" style:font-size-asian="14pt" style:font-size-complex="14pt"/>
    </style:style>
    <style:style style:name="P132" style:family="paragraph" style:parent-style-name="Table_20_Contents">
      <style:text-properties fo:font-size="14pt" officeooo:rsid="00408a2c" officeooo:paragraph-rsid="00408a2c" style:font-size-asian="14pt" style:font-size-complex="14pt"/>
    </style:style>
    <style:style style:name="P133" style:family="paragraph" style:parent-style-name="Table_20_Contents">
      <style:text-properties fo:font-size="14pt" officeooo:rsid="00432efc" officeooo:paragraph-rsid="00432efc" style:font-size-asian="14pt" style:font-size-complex="14pt"/>
    </style:style>
    <style:style style:name="P134" style:family="paragraph" style:parent-style-name="Table_20_Contents">
      <style:text-properties fo:font-size="14pt" officeooo:rsid="00662e0a" officeooo:paragraph-rsid="00662e0a" style:font-size-asian="14pt" style:font-size-complex="14pt"/>
    </style:style>
    <style:style style:name="T1" style:family="text">
      <style:text-properties officeooo:rsid="001f390f"/>
    </style:style>
    <style:style style:name="T2" style:family="text">
      <style:text-properties officeooo:rsid="0021048c"/>
    </style:style>
    <style:style style:name="T3" style:family="text">
      <style:text-properties fo:font-weight="normal" officeooo:rsid="00297a24" style:font-weight-asian="normal" style:font-weight-complex="normal"/>
    </style:style>
    <style:style style:name="T4" style:family="text">
      <style:text-properties fo:font-weight="normal" officeooo:rsid="002cad0b" style:font-weight-asian="normal" style:font-weight-complex="normal"/>
    </style:style>
    <style:style style:name="T5" style:family="text">
      <style:text-properties fo:font-weight="normal" officeooo:rsid="005e41fe" style:font-weight-asian="normal" style:font-weight-complex="normal"/>
    </style:style>
    <style:style style:name="T6" style:family="text">
      <style:text-properties fo:font-weight="normal" officeooo:rsid="005fd821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1d4bb" style:font-style-asian="normal" style:font-style-complex="normal"/>
    </style:style>
    <style:style style:name="T9" style:family="text">
      <style:text-properties fo:font-style="normal" fo:font-weight="normal" officeooo:rsid="0026798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7b3d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8416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97a2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a403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aeb4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b112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8c4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cad0b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a228c" style:font-style-asian="italic" style:font-style-complex="italic"/>
    </style:style>
    <style:style style:name="T20" style:family="text">
      <style:text-properties officeooo:rsid="002d7dff"/>
    </style:style>
    <style:style style:name="T21" style:family="text">
      <style:text-properties officeooo:rsid="002d1f5d"/>
    </style:style>
    <style:style style:name="T22" style:family="text">
      <style:text-properties officeooo:rsid="0031d4bb"/>
    </style:style>
    <style:style style:name="T23" style:family="text">
      <style:text-properties officeooo:rsid="00341b87"/>
    </style:style>
    <style:style style:name="T24" style:family="text">
      <style:text-properties officeooo:rsid="00351312"/>
    </style:style>
    <style:style style:name="T25" style:family="text">
      <style:text-properties officeooo:rsid="00375431"/>
    </style:style>
    <style:style style:name="T26" style:family="text">
      <style:text-properties officeooo:rsid="003b49f7"/>
    </style:style>
    <style:style style:name="T27" style:family="text">
      <style:text-properties officeooo:rsid="003ed983"/>
    </style:style>
    <style:style style:name="T28" style:family="text">
      <style:text-properties officeooo:rsid="003ee3ce"/>
    </style:style>
    <style:style style:name="T29" style:family="text">
      <style:text-properties officeooo:rsid="00408a2c"/>
    </style:style>
    <style:style style:name="T30" style:family="text">
      <style:text-properties officeooo:rsid="0040b118"/>
    </style:style>
    <style:style style:name="T31" style:family="text">
      <style:text-properties officeooo:rsid="00413b6d"/>
    </style:style>
    <style:style style:name="T32" style:family="text">
      <style:text-properties officeooo:rsid="004c1c8e"/>
    </style:style>
    <style:style style:name="T33" style:family="text">
      <style:text-properties officeooo:rsid="004ec76b"/>
    </style:style>
    <style:style style:name="T34" style:family="text">
      <style:text-properties officeooo:rsid="004ef5f0"/>
    </style:style>
    <style:style style:name="T35" style:family="text">
      <style:text-properties officeooo:rsid="00535cbc"/>
    </style:style>
    <style:style style:name="T36" style:family="text">
      <style:text-properties officeooo:rsid="00554ae8"/>
    </style:style>
    <style:style style:name="T37" style:family="text">
      <style:text-properties officeooo:rsid="0055b5c3"/>
    </style:style>
    <style:style style:name="T38" style:family="text">
      <style:text-properties officeooo:rsid="005a228c"/>
    </style:style>
    <style:style style:name="T39" style:family="text">
      <style:text-properties officeooo:rsid="005acca9"/>
    </style:style>
    <style:style style:name="T40" style:family="text">
      <style:text-properties officeooo:rsid="005bd1d5"/>
    </style:style>
    <style:style style:name="T41" style:family="text">
      <style:text-properties officeooo:rsid="0062ac61"/>
    </style:style>
    <style:style style:name="T42" style:family="text">
      <style:text-properties officeooo:rsid="006d02e8"/>
    </style:style>
    <style:style style:name="T43" style:family="text">
      <style:text-properties officeooo:rsid="006e8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Duik</text:p>
      <text:p text:style-name="P50"/>
      <text:p text:style-name="P114">//<text:span text:style-name="T27">TODO explications low level, mid level, high level des méthodes</text:span></text:p>
      <text:p text:style-name="P50"/>
      <text:p text:style-name="P2">Attributes</text:p>
      <text:p text:style-name="P2"/>
      <text:p text:style-name="P25"><text:span text:style-name="T8">string</text:span><text:span text:style-name="T22"> </text:span>Duik.version</text:p>
      <text:p text:style-name="P25"><text:span text:style-name="T8">float</text:span><text:span text:style-name="T22"> </text:span>Duik.versionNumber</text:p>
      <text:p text:style-name="P25"><text:span text:style-name="T8">boolean</text:span><text:span text:style-name="T22"> </text:span>Duik.forceReload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4">Name</text:p>
          </table:table-cell>
          <table:table-cell table:style-name="Tableau1.A1" office:value-type="string">
            <text:p text:style-name="P54">Type</text:p>
          </table:table-cell>
          <table:table-cell table:style-name="Tableau1.C1" office:value-type="string">
            <text:p text:style-name="P54">Description</text:p>
          </table:table-cell>
        </table:table-row>
        <table:table-row>
          <table:table-cell table:style-name="Tableau1.A2" office:value-type="string">
            <text:p text:style-name="P67">version</text:p>
          </table:table-cell>
          <table:table-cell table:style-name="Tableau1.A2" office:value-type="string">
            <text:p text:style-name="P11"><text:span text:style-name="T9">string, </text:span><text:span text:style-name="T10">read-only</text:span></text:p>
          </table:table-cell>
          <table:table-cell table:style-name="Tableau1.C2" office:value-type="string">
            <text:p text:style-name="P97">Version string of libDuik</text:p>
          </table:table-cell>
        </table:table-row>
        <table:table-row>
          <table:table-cell table:style-name="Tableau1.A2" office:value-type="string">
            <text:p text:style-name="P67">versionNumber</text:p>
          </table:table-cell>
          <table:table-cell table:style-name="Tableau1.A2" office:value-type="string">
            <text:p text:style-name="P11"><text:span text:style-name="T10">float</text:span><text:span text:style-name="T9">, </text:span><text:span text:style-name="T10">read-only</text:span></text:p>
          </table:table-cell>
          <table:table-cell table:style-name="Tableau1.C2" office:value-type="string">
            <text:p text:style-name="P11"><text:span text:style-name="T9">Version </text:span><text:span text:style-name="T10">number</text:span><text:span text:style-name="T9"> of libDuik</text:span></text:p>
          </table:table-cell>
        </table:table-row>
        <table:table-row>
          <table:table-cell table:style-name="Tableau1.A2" office:value-type="string">
            <text:p text:style-name="P68">forceReload</text:p>
          </table:table-cell>
          <table:table-cell table:style-name="Tableau1.A2" office:value-type="string">
            <text:p text:style-name="P11"><text:span text:style-name="T11">boolean</text:span><text:span text:style-name="T9">, </text:span><text:span text:style-name="T10">read-only </text:span><text:span text:style-name="T12">during </text:span><text:span text:style-name="T11">run time</text:span></text:p>
          </table:table-cell>
          <table:table-cell table:style-name="Tableau1.C2" office:value-type="string">
            <text:p text:style-name="P98">When true, forces libDuik to be reloaded each time it is included in a script.</text:p>
            <text:p text:style-name="P11"><text:span text:style-name="T11"><text:tab/>When false, libDuik loads only on first run </text:span><text:span text:style-name="T12">and then stays available until After Effects is shut down.</text:span></text:p>
            <text:p text:style-name="P11"/>
            <text:p text:style-name="P11"><text:tab/><text:span text:style-name="T11">This attribute should not be changed, unless you're editing libDuik.jsxinc itself and you need to </text:span><text:span text:style-name="T14">do some testing and</text:span><text:span text:style-name="T11"> reload it without shutting down After Effects.</text:span></text:p>
            <text:p text:style-name="P11"><text:span text:style-name="T11"><text:tab/></text:span><text:span text:style-name="T12"> </text:span></text:p>
            <text:p text:style-name="P11"><text:span text:style-name="T12"><text:tab/>To speed up launching of your scripts </text:span><text:span text:style-name="T15">even at first launch</text:span><text:span text:style-name="T12">, instead of including</text:span><text:span text:style-name="T3"> libDuik.jsxinc</text:span><text:span text:style-name="T12">, you can copy it in the </text:span><text:span text:style-name="T3">Startup</text:span><text:span text:style-name="T12"> subfolder of the </text:span><text:span text:style-name="T3">Scripts</text:span><text:span text:style-name="T12"> folder of After Effects, and rename it to </text:span><text:span text:style-name="T3">libDuik.jsx</text:span><text:span text:style-name="T12">. </text:span><text:span text:style-name="T16">This way, libDuik will be available to all scripts </text:span><text:span text:style-name="T17">without </text:span><text:span text:style-name="T4">#include</text:span><text:span text:style-name="T17"> macro.</text:span></text:p>
            <text:p text:style-name="P98"/>
            <text:p text:style-name="P11"><text:span text:style-name="T11"><text:tab/>This attribute must be set by directly </text:span><text:span text:style-name="T13">by editing</text:span><text:span text:style-name="T11"> libDuik.jsxinc to work.</text:span></text:p>
          </table:table-cell>
        </table:table-row>
      </table:table>
      <text:p text:style-name="P2"/>
      <text:p text:style-name="P2"><text:span text:style-name="T23">C</text:span>lasses</text:p>
      <text:p text:style-name="P2"/>
      <text:p text:style-name="P26">Duik.<text:span text:style-name="T24">uiString</text:span></text:p>
      <text:p text:style-name="P89">Duik.settings</text:p>
      <text:p text:style-name="P90">Duik.utils</text:p>
      <text:p text:style-name="P5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6">Name</text:p>
          </table:table-cell>
          <table:table-cell table:style-name="Tableau2.B1" office:value-type="string">
            <text:p text:style-name="P66">Description</text:p>
          </table:table-cell>
        </table:table-row>
        <table:table-row>
          <table:table-cell table:style-name="Tableau2.A2" office:value-type="string">
            <text:p text:style-name="P12">uiStrings</text:p>
          </table:table-cell>
          <table:table-cell table:style-name="Tableau2.B2" office:value-type="string">
            <text:p text:style-name="P41">Contains all string names used by effects created by Duik.</text:p>
            <text:p text:style-name="P48">You can set these strings to translate libDuik at runtime.</text:p>
            <text:p text:style-name="P41">Default values are English names.</text:p>
          </table:table-cell>
        </table:table-row>
        <table:table-row>
          <table:table-cell table:style-name="Tableau2.A2" office:value-type="string">
            <text:p text:style-name="P14">settings</text:p>
          </table:table-cell>
          <table:table-cell table:style-name="Tableau2.B2" office:value-type="string">
            <text:p text:style-name="P43">Access to settings used by Duik.</text:p>
          </table:table-cell>
        </table:table-row>
        <table:table-row>
          <table:table-cell table:style-name="Tableau2.A2" office:value-type="string">
            <text:p text:style-name="P72">utils</text:p>
          </table:table-cell>
          <table:table-cell table:style-name="Tableau2.B2" office:value-type="string">
            <text:p text:style-name="P111"><text:span text:style-name="T33">Some u</text:span>seful <text:span text:style-name="T33">tools</text:span></text:p>
          </table:table-cell>
        </table:table-row>
      </table:table>
      <text:p text:style-name="P44"/>
      <text:p text:style-name="P1">Methods</text:p>
      <text:p text:style-name="P113"><text:soft-page-break/></text:p>
      <text:p text:style-name="P113">//<text:span text:style-name="T28">TODO tri par level</text:span></text:p>
      <text:p text:style-name="P113"/>
      <text:p text:style-name="P115">Low-level methods are listed below <text:span text:style-name="T43">(greyed)</text:span> but they are not documented.</text:p>
      <text:p text:style-name="P115">If you do not understand what low-level methods do by reading them in <text:span text:style-name="T18">libDuik.jsxinc</text:span>, you shouldn't need them.</text:p>
      <text:p text:style-name="P115"/>
      <text:p text:style-name="P22">Duik.addIK(controller, layer1, layer2, layer3, goal, clockWise, threeD, frontFacing)</text:p>
      <text:p text:style-name="P23">Duik.addGoal(layer, controller)</text:p>
      <text:p text:style-name="P24">Duik.addController(layer)</text:p>
      <text:p text:style-name="P95">Duik.addControllers(layers)</text:p>
      <text:p text:style-name="P120">Duik.addOneLayerIK(controller,layer)</text:p>
      <text:p text:style-name="P120">Duik.addTwoLayerIK(threeD,controller,root,end,clockWise,frontFacing)</text:p>
      <text:p text:style-name="P96">Duik.addWiggle(layer,property,all,x,y,z)</text:p>
      <text:p text:style-name="P121">Duik.add3DWiggle(layer,property,x,y,z)</text:p>
      <text:p text:style-name="P121">Duik.add2DWiggle(layer,property,x,y)</text:p>
      <text:p text:style-name="P121">Duik.add1DWiggle(layer,property)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59">Name</text:p>
          </table:table-cell>
          <table:table-cell table:style-name="Tableau5.A1" office:value-type="string">
            <text:p text:style-name="P59">Description</text:p>
          </table:table-cell>
          <table:table-cell table:style-name="Tableau5.A1" office:value-type="string">
            <text:p text:style-name="P59">Return</text:p>
          </table:table-cell>
          <table:table-cell table:style-name="Tableau5.D1" office:value-type="string">
            <text:p text:style-name="P59">Level</text:p>
          </table:table-cell>
        </table:table-row>
        <table:table-row>
          <table:table-cell table:style-name="Tableau5.A2" office:value-type="string">
            <text:p text:style-name="P7">addIK(controller, layer1, layer2, layer3, goal, clockWise, threeD, frontFacing)</text:p>
          </table:table-cell>
          <table:table-cell table:style-name="Tableau5.A2" office:value-type="string">
            <text:p text:style-name="P30"><text:span text:style-name="T30">Adds</text:span> IK <text:span text:style-name="T2">on</text:span> the layer<text:span text:style-name="T2">s</text:span></text:p>
          </table:table-cell>
          <table:table-cell table:style-name="Tableau5.A2" office:value-type="string">
            <text:p text:style-name="P30">true if successful, false if anything went wrong</text:p>
          </table:table-cell>
          <table:table-cell table:style-name="Tableau5.D2" office:value-type="string">
            <text:p text:style-name="P63">mid</text:p>
          </table:table-cell>
        </table:table-row>
        <table:table-row>
          <table:table-cell table:style-name="Tableau5.A2" office:value-type="string">
            <text:p text:style-name="P8">addGoal(layer, controller)</text:p>
          </table:table-cell>
          <table:table-cell table:style-name="Tableau5.A2" office:value-type="string">
            <text:p text:style-name="P32"><text:span text:style-name="T1">A</text:span>dds a goal <text:span text:style-name="T2">effect </text:span>to the layer, which may be controlled by a controller</text:p>
          </table:table-cell>
          <table:table-cell table:style-name="Tableau5.A2" office:value-type="string">
            <text:p text:style-name="P32">true if successful, false if anything went wrong</text:p>
          </table:table-cell>
          <table:table-cell table:style-name="Tableau5.D2" office:value-type="string">
            <text:p text:style-name="P60">mid</text:p>
          </table:table-cell>
        </table:table-row>
        <table:table-row>
          <table:table-cell table:style-name="Tableau5.A2" office:value-type="string">
            <text:p text:style-name="P9">addController(layer)</text:p>
          </table:table-cell>
          <table:table-cell table:style-name="Tableau5.A2" office:value-type="string">
            <text:p text:style-name="P64">Create<text:span text:style-name="T31">s</text:span> a null object (controller) at layer position and named by layer.name</text:p>
          </table:table-cell>
          <table:table-cell table:style-name="Tableau5.A2" office:value-type="string">
            <text:p text:style-name="P34">AVLayer; controller</text:p>
          </table:table-cell>
          <table:table-cell table:style-name="Tableau5.D2" office:value-type="string">
            <text:p text:style-name="P61">mid</text:p>
          </table:table-cell>
        </table:table-row>
        <table:table-row>
          <table:table-cell table:style-name="Tableau5.A2" office:value-type="string">
            <text:p text:style-name="P10">addControllers(layers)</text:p>
          </table:table-cell>
          <table:table-cell table:style-name="Tableau5.A2" office:value-type="string">
            <text:p text:style-name="P65">For each layer,</text:p>
            <text:p text:style-name="P64">Create<text:span text:style-name="T31">s</text:span> a null object (controller) at layer position and named by layer.name</text:p>
          </table:table-cell>
          <table:table-cell table:style-name="Tableau5.A2" office:value-type="string">
            <text:p text:style-name="P37">Array of AVLayer; controllers</text:p>
          </table:table-cell>
          <table:table-cell table:style-name="Tableau5.D2" office:value-type="string">
            <text:p text:style-name="P125">High</text:p>
          </table:table-cell>
        </table:table-row>
        <table:table-row>
          <table:table-cell table:style-name="Tableau5.A2" office:value-type="string">
            <text:p text:style-name="P86">addWiggle(layer, property, all, x, y, z)</text:p>
          </table:table-cell>
          <table:table-cell table:style-name="Tableau5.A2" office:value-type="string">
            <text:p text:style-name="P130">Adds a wiggle effect to given property</text:p>
          </table:table-cell>
          <table:table-cell table:style-name="Tableau5.A2" office:value-type="string">
            <text:p text:style-name="P30">true if successful, false if anything went wrong</text:p>
          </table:table-cell>
          <table:table-cell table:style-name="Tableau5.D2" office:value-type="string">
            <text:p text:style-name="P134">mid</text:p>
          </table:table-cell>
        </table:table-row>
      </table:table>
      <text:p text:style-name="P1"/>
      <text:p text:style-name="P6">Duik.addIK(controller, layer1, layer2, layer3, goal, clockWise, threeD, frontFacing)</text:p>
      <text:p text:style-name="P6"/>
      <text:p text:style-name="P6"><text:tab/><text:span text:style-name="T5">mid-level method.</text:span></text:p>
      <text:p text:style-name="P29"/>
      <text:p text:style-name="P29"><text:tab/><text:span text:style-name="T29">Adds</text:span> IK <text:span text:style-name="T2">on</text:span> the layer<text:span text:style-name="T2">s</text:span></text:p>
      <text:p text:style-name="P29"><text:tab/><text:tab/></text:p>
      <text:p text:style-name="P29"><text:tab/>parameters:</text:p>
      <text:p text:style-name="P29"/>
      <text:p text:style-name="P29"><text:tab/><text:tab/>controller | AVLayer</text:p>
      <text:p text:style-name="P29"><text:tab/><text:tab/>layer1 | AVLayer</text:p>
      <text:p text:style-name="P29"><text:tab/><text:tab/>layer2 | AVLayer or undefined</text:p>
      <text:p text:style-name="P29"><text:tab/><text:tab/>layer3 | AVLayer or undefined</text:p>
      <text:p text:style-name="P29"><text:soft-page-break/><text:tab/><text:tab/>goal | AVLayer or undefined</text:p>
      <text:p text:style-name="P29"><text:tab/><text:tab/>clockWise | boolean, used only with two-layer and three-layer IK, default: false</text:p>
      <text:p text:style-name="P29"><text:tab/><text:tab/>threeD | boolean, works only with two-layer IK, default: false</text:p>
      <text:p text:style-name="P29"><text:tab/><text:tab/>frontFacing | boolean, default: false</text:p>
      <text:p text:style-name="P29"><text:tab/><text:tab/><text:tab/><text:tab/></text:p>
      <text:p text:style-name="P29"><text:tab/>returns</text:p>
      <text:p text:style-name="P29"/>
      <text:p text:style-name="P29"><text:tab/><text:tab/>true if successful, false if anything went wrong</text:p>
      <text:p text:style-name="P29"/>
      <text:p text:style-name="P76">Duik.addGoal(layer, controller)</text:p>
      <text:p text:style-name="P76"/>
      <text:p text:style-name="P77"><text:tab/><text:span text:style-name="T5">mid-level method.</text:span></text:p>
      <text:p text:style-name="P31"/>
      <text:p text:style-name="P31"><text:tab/><text:span text:style-name="T1">A</text:span>dds a goal <text:span text:style-name="T2">effect </text:span>to the layer, which may be controlled by a controller</text:p>
      <text:p text:style-name="P31"><text:tab/><text:tab/></text:p>
      <text:p text:style-name="P31"><text:tab/>parameters:</text:p>
      <text:p text:style-name="P31"/>
      <text:p text:style-name="P31"><text:tab/><text:tab/>layer<text:tab/>| AVLayer</text:p>
      <text:p text:style-name="P31"><text:tab/><text:tab/>controller | AVLayer or undefined</text:p>
      <text:p text:style-name="P31"><text:tab/><text:tab/><text:tab/></text:p>
      <text:p text:style-name="P31"><text:tab/>returns</text:p>
      <text:p text:style-name="P31"/>
      <text:p text:style-name="P31"><text:tab/><text:tab/>true if successful, false if anything went wrong</text:p>
      <text:p text:style-name="P31"/>
      <text:p text:style-name="P79">Duik.addController(layer)</text:p>
      <text:p text:style-name="P79"/>
      <text:p text:style-name="P80"><text:tab/><text:span text:style-name="T5">mid-level method.</text:span></text:p>
      <text:p text:style-name="P33"><text:tab/></text:p>
      <text:p text:style-name="P35"><text:tab/><text:span text:style-name="T30">Creates a null object (controller) at layer position and named by layer.name</text:span></text:p>
      <text:p text:style-name="P33"/>
      <text:p text:style-name="P33"><text:tab/>parameters</text:p>
      <text:p text:style-name="P33"/>
      <text:p text:style-name="P33"><text:tab/><text:tab/>layer | AVLayer</text:p>
      <text:p text:style-name="P33"><text:tab/><text:tab/></text:p>
      <text:p text:style-name="P33"><text:tab/>returns</text:p>
      <text:p text:style-name="P33"/>
      <text:p text:style-name="P33"><text:tab/><text:tab/>AVLayer controller</text:p>
      <text:p text:style-name="P33"/>
      <text:p text:style-name="P82">Duik.addControllers(layers)</text:p>
      <text:p text:style-name="P82"/>
      <text:p text:style-name="P83"><text:tab/><text:span text:style-name="T6">high</text:span><text:span text:style-name="T5">-level method.</text:span></text:p>
      <text:p text:style-name="P36"/>
      <text:p text:style-name="P38"><text:tab/><text:span text:style-name="T31">For each layer,</text:span></text:p>
      <text:p text:style-name="P39"><text:tab/>Create<text:span text:style-name="T31">s</text:span> a null object (controller) at layer position and named by layer.name</text:p>
      <text:p text:style-name="P36"/>
      <text:p text:style-name="P36"><text:tab/>parameters</text:p>
      <text:p text:style-name="P36"/>
      <text:p text:style-name="P36"><text:tab/><text:tab/>layers | Array of AVLayer</text:p>
      <text:p text:style-name="P36"><text:tab/><text:tab/></text:p>
      <text:p text:style-name="P36"><text:tab/>returns</text:p>
      <text:p text:style-name="P36"/>
      <text:p text:style-name="P36"><text:tab/><text:tab/>Array of AVLayer controllers</text:p>
      <text:p text:style-name="P108"><text:soft-page-break/></text:p>
      <text:p text:style-name="P105">//<text:span text:style-name="T42">TODO A COMPLETER</text:span></text:p>
      <text:p text:style-name="P52">Duik.uiStrings</text:p>
      <text:p text:style-name="P40"/>
      <text:p text:style-name="P42">Contains all string names used by effects created by Duik.</text:p>
      <text:p text:style-name="P49">You can set these strings to translate libDuik at runtime.</text:p>
      <text:p text:style-name="P42">Default values are English names.</text:p>
      <text:p text:style-name="P42"/>
      <text:p text:style-name="P3">Attributes</text:p>
      <text:p text:style-name="P3"/>
      <text:p text:style-name="P20">Duik.uiStrings.ikFkBox</text:p>
      <text:p text:style-name="P18">Duik.uiStrings.reverseBox</text:p>
      <text:p text:style-name="P18">Duik.uiStrings.fkAngle</text:p>
      <text:p text:style-name="P19">Duik.uiStrings.rootFkAngle</text:p>
      <text:p text:style-name="P19">Duik.uiStrings.endFkAngle</text:p>
      <text:p text:style-name="P19">Duik.uiStrings.goalFkAngle</text:p>
      <text:p text:style-name="P18">Duik.uiStrings.weightSlider</text:p>
      <text:p text:style-name="P92">Duik.uiStrings.xAmp = "X Amp.";</text:p>
      <text:p text:style-name="P92">Duik.uiStrings.xFreq = "X Freq.";</text:p>
      <text:p text:style-name="P92">Duik.uiStrings.yAmp = "Y Amp.";</text:p>
      <text:p text:style-name="P92">Duik.uiStrings.yFreq = "Y Freq.";</text:p>
      <text:p text:style-name="P92">Duik.uiStrings.zAmp = "Z Amp.";</text:p>
      <text:p text:style-name="P92">Duik.uiStrings.zFreq = "Z Freq.";</text:p>
      <text:p text:style-name="P92">Duik.uiStrings.<text:span text:style-name="T32">a</text:span>mp = "Amp.";</text:p>
      <text:p text:style-name="P92">Duik.uiStrings.<text:span text:style-name="T32">f</text:span>req = "Freq.";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4">Name</text:p>
          </table:table-cell>
          <table:table-cell table:style-name="Tableau3.A1" office:value-type="string">
            <text:p text:style-name="P54">Type</text:p>
          </table:table-cell>
          <table:table-cell table:style-name="Tableau3.C1" office:value-type="string">
            <text:p text:style-name="P54">Description</text:p>
          </table:table-cell>
        </table:table-row>
        <table:table-row>
          <table:table-cell table:style-name="Tableau3.A2" office:value-type="string">
            <text:p text:style-name="P16">ikFkBox</text:p>
          </table:table-cell>
          <table:table-cell table:style-name="Tableau3.A2" office:value-type="string">
            <text:p text:style-name="P62">string</text:p>
          </table:table-cell>
          <table:table-cell table:style-name="Tableau3.C2" office:value-type="string">
            <text:p text:style-name="P27">"IK / FK"</text:p>
          </table:table-cell>
        </table:table-row>
        <table:table-row>
          <table:table-cell table:style-name="Tableau3.A2" office:value-type="string">
            <text:p text:style-name="P17">reverseBox</text:p>
          </table:table-cell>
          <table:table-cell table:style-name="Tableau3.A2" office:value-type="string">
            <text:p text:style-name="P62">string</text:p>
          </table:table-cell>
          <table:table-cell table:style-name="Tableau3.C2" office:value-type="string">
            <text:p text:style-name="P27">"<text:span text:style-name="T20">Reverse</text:span>"</text:p>
          </table:table-cell>
        </table:table-row>
        <table:table-row>
          <table:table-cell table:style-name="Tableau3.A2" office:value-type="string">
            <text:p text:style-name="P17">fkAngle</text:p>
          </table:table-cell>
          <table:table-cell table:style-name="Tableau3.A2" office:value-type="string">
            <text:p text:style-name="P62">string</text:p>
          </table:table-cell>
          <table:table-cell table:style-name="Tableau3.C2" office:value-type="string">
            <text:p text:style-name="P28">"FK"</text:p>
          </table:table-cell>
        </table:table-row>
        <table:table-row>
          <table:table-cell table:style-name="Tableau3.A2" office:value-type="string">
            <text:p text:style-name="P13">rootFkAngle</text:p>
          </table:table-cell>
          <table:table-cell table:style-name="Tableau3.A2" office:value-type="string">
            <text:p text:style-name="P62">string</text:p>
          </table:table-cell>
          <table:table-cell table:style-name="Tableau3.C2" office:value-type="string">
            <text:p text:style-name="P28">"Root FK"</text:p>
          </table:table-cell>
        </table:table-row>
        <table:table-row>
          <table:table-cell table:style-name="Tableau3.A2" office:value-type="string">
            <text:p text:style-name="P13"><text:span text:style-name="T25">e</text:span>ndFkAngle</text:p>
          </table:table-cell>
          <table:table-cell table:style-name="Tableau3.A2" office:value-type="string">
            <text:p text:style-name="P62">string</text:p>
          </table:table-cell>
          <table:table-cell table:style-name="Tableau3.C2" office:value-type="string">
            <text:p text:style-name="P28">"End FK"</text:p>
          </table:table-cell>
        </table:table-row>
        <table:table-row>
          <table:table-cell table:style-name="Tableau3.A2" office:value-type="string">
            <text:p text:style-name="P13"><text:span text:style-name="T25">g</text:span>oalFkAngle</text:p>
          </table:table-cell>
          <table:table-cell table:style-name="Tableau3.A2" office:value-type="string">
            <text:p text:style-name="P62">string</text:p>
          </table:table-cell>
          <table:table-cell table:style-name="Tableau3.C2" office:value-type="string">
            <text:p text:style-name="P28">"Goal FK"</text:p>
          </table:table-cell>
        </table:table-row>
        <table:table-row>
          <table:table-cell table:style-name="Tableau3.A2" office:value-type="string">
            <text:p text:style-name="P17">weightSlider</text:p>
          </table:table-cell>
          <table:table-cell table:style-name="Tableau3.A2" office:value-type="string">
            <text:p text:style-name="P62">string</text:p>
          </table:table-cell>
          <table:table-cell table:style-name="Tableau3.C2" office:value-type="string">
            <text:p text:style-name="P28"><text:span text:style-name="T7">"</text:span><text:span text:style-name="T21">LookAt Weight"</text:span></text:p>
          </table:table-cell>
        </table:table-row>
        <table:table-row>
          <table:table-cell table:style-name="Tableau3.A2" office:value-type="string">
            <text:p text:style-name="P70">xAmp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X Amp."</text:p>
          </table:table-cell>
        </table:table-row>
        <table:table-row>
          <table:table-cell table:style-name="Tableau3.A2" office:value-type="string">
            <text:p text:style-name="P71">xFreq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X Freq."</text:p>
          </table:table-cell>
        </table:table-row>
        <table:table-row>
          <table:table-cell table:style-name="Tableau3.A2" office:value-type="string">
            <text:p text:style-name="P71">yAmp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Y Amp."</text:p>
          </table:table-cell>
        </table:table-row>
        <table:table-row>
          <table:table-cell table:style-name="Tableau3.A2" office:value-type="string">
            <text:p text:style-name="P71">yFreq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Y Freq."</text:p>
          </table:table-cell>
        </table:table-row>
        <table:table-row>
          <table:table-cell table:style-name="Tableau3.A2" office:value-type="string">
            <text:p text:style-name="P71">zAmp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Z Amp."</text:p>
          </table:table-cell>
        </table:table-row>
        <table:table-row>
          <table:table-cell table:style-name="Tableau3.A2" office:value-type="string">
            <text:p text:style-name="P71">zFreq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Z Freq."</text:p>
          </table:table-cell>
        </table:table-row>
        <table:table-row>
          <table:table-cell table:style-name="Tableau3.A2" office:value-type="string">
            <text:p text:style-name="P71"><text:span text:style-name="T32">a</text:span>mp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Amp."</text:p>
          </table:table-cell>
        </table:table-row>
        <table:table-row>
          <table:table-cell table:style-name="Tableau3.A2" office:value-type="string">
            <text:p text:style-name="P71"><text:span text:style-name="T32">f</text:span>req</text:p>
          </table:table-cell>
          <table:table-cell table:style-name="Tableau3.A2" office:value-type="string">
            <text:p text:style-name="P123">string</text:p>
          </table:table-cell>
          <table:table-cell table:style-name="Tableau3.C2" office:value-type="string">
            <text:p text:style-name="P93">"Freq."</text:p>
          </table:table-cell>
        </table:table-row>
      </table:table>
      <text:p text:style-name="P3"/>
      <text:p text:style-name="P51"/>
      <text:p text:style-name="P53">Duik.settings</text:p>
      <text:p text:style-name="P45"/>
      <text:p text:style-name="P45">Access to settings used by Duik.</text:p>
      <text:p text:style-name="P45"/>
      <text:p text:style-name="P4">Attributes</text:p>
      <text:p text:style-name="P4"/>
      <text:p text:style-name="P21">Duik.settings.controllerSize</text:p>
      <text:p text:style-name="P21">Duik.settings.controllerSizeAuto</text:p>
      <text:p text:style-name="P21">Duik.settings.controllerSizeHint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row>
          <table:table-cell table:style-name="Tableau4.A1" office:value-type="string">
            <text:p text:style-name="P55">Name</text:p>
          </table:table-cell>
          <table:table-cell table:style-name="Tableau4.A1" office:value-type="string">
            <text:p text:style-name="P55">Type</text:p>
          </table:table-cell>
          <table:table-cell table:style-name="Tableau4.A1" office:value-type="string">
            <text:p text:style-name="P55">Description</text:p>
          </table:table-cell>
          <table:table-cell table:style-name="Tableau4.D1" office:value-type="string">
            <text:p text:style-name="P56">Default</text:p>
          </table:table-cell>
        </table:table-row>
        <table:table-row>
          <table:table-cell table:style-name="Tableau4.A2" office:value-type="string">
            <text:p text:style-name="P15">controllerSize</text:p>
          </table:table-cell>
          <table:table-cell table:style-name="Tableau4.A2" office:value-type="string">
            <text:p text:style-name="P56">integer</text:p>
          </table:table-cell>
          <table:table-cell table:style-name="Tableau4.A2" office:value-type="string">
            <text:p text:style-name="P46"><text:span text:style-name="T26">S</text:span>ize of controllers in pixels</text:p>
          </table:table-cell>
          <table:table-cell table:style-name="Tableau4.D2" office:value-type="string">
            <text:p text:style-name="P56">100</text:p>
          </table:table-cell>
        </table:table-row>
        <table:table-row>
          <table:table-cell table:style-name="Tableau4.A2" office:value-type="string">
            <text:p text:style-name="P15">controllerSizeAuto</text:p>
          </table:table-cell>
          <table:table-cell table:style-name="Tableau4.A2" office:value-type="string">
            <text:p text:style-name="P56">boolean</text:p>
          </table:table-cell>
          <table:table-cell table:style-name="Tableau4.A2" office:value-type="string">
            <text:p text:style-name="P46"><text:span text:style-name="T26">I</text:span>f true, controller sizes will be automatically adapted to comp size, according to <text:span text:style-name="T18">Duik.settings.controllerSizeHint</text:span></text:p>
          </table:table-cell>
          <table:table-cell table:style-name="Tableau4.D2" office:value-type="string">
            <text:p text:style-name="P56">true</text:p>
          </table:table-cell>
        </table:table-row>
        <table:table-row>
          <table:table-cell table:style-name="Tableau4.A2" office:value-type="string">
            <text:p text:style-name="P15">controllerSizeHint</text:p>
          </table:table-cell>
          <table:table-cell table:style-name="Tableau4.A2" office:value-type="string">
            <text:p text:style-name="P57">integer</text:p>
          </table:table-cell>
          <table:table-cell table:style-name="Tableau4.A2" office:value-type="string">
            <text:p text:style-name="P47">when controllerSizeAuto is true, 0 = small, 1 = medium, 2 = big</text:p>
          </table:table-cell>
          <table:table-cell table:style-name="Tableau4.D2" office:value-type="string">
            <text:p text:style-name="P58">1</text:p>
          </table:table-cell>
        </table:table-row>
        <table:table-row>
          <table:table-cell table:style-name="Tableau4.A2" office:value-type="string">
            <text:p text:style-name="P55"/>
          </table:table-cell>
          <table:table-cell table:style-name="Tableau4.A2" office:value-type="string">
            <text:p text:style-name="P55"/>
          </table:table-cell>
          <table:table-cell table:style-name="Tableau4.A2" office:value-type="string">
            <text:p text:style-name="P55"/>
          </table:table-cell>
          <table:table-cell table:style-name="Tableau4.D2" office:value-type="string">
            <text:p text:style-name="P55"/>
          </table:table-cell>
        </table:table-row>
      </table:table>
      <text:p text:style-name="P46"/>
      <text:p text:style-name="P109"/>
      <text:p text:style-name="P122">Duik.<text:span text:style-name="T34">utils</text:span></text:p>
      <text:p text:style-name="P110"/>
      <text:p text:style-name="P112">Some useful methods.</text:p>
      <text:p text:style-name="P110"/>
      <text:p text:style-name="P117">Methods</text:p>
      <text:p text:style-name="P116"/>
      <text:p text:style-name="P94">Duik.utils.prepareProperty(property,isFX,index,depth,parentName)</text:p>
      <text:p text:style-name="P116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59">Name</text:p>
          </table:table-cell>
          <table:table-cell table:style-name="Tableau6.A1" office:value-type="string">
            <text:p text:style-name="P59">Description</text:p>
          </table:table-cell>
          <table:table-cell table:style-name="Tableau6.C1" office:value-type="string">
            <text:p text:style-name="P59">Return</text:p>
          </table:table-cell>
        </table:table-row>
        <table:table-row>
          <table:table-cell table:style-name="Tableau6.A2" office:value-type="string">
            <text:p text:style-name="P94">prepareProperty(property, isFX, index, depth, parentName)</text:p>
          </table:table-cell>
          <table:table-cell table:style-name="Tableau6.A2" office:value-type="string">
            <text:p text:style-name="P107">Prepare property to be rigged</text:p>
          </table:table-cell>
          <table:table-cell table:style-name="Tableau6.C2" office:value-type="string">
            <text:p text:style-name="P30">true if <text:span text:style-name="T37">property can set expression, false otherwise</text:span></text:p>
          </table:table-cell>
        </table:table-row>
        <table:table-row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32"/>
          </table:table-cell>
          <table:table-cell table:style-name="Tableau6.C2" office:value-type="string">
            <text:p text:style-name="P32"/>
          </table:table-cell>
        </table:table-row>
        <table:table-row>
          <table:table-cell table:style-name="Tableau6.A2" office:value-type="string">
            <text:p text:style-name="P9"/>
          </table:table-cell>
          <table:table-cell table:style-name="Tableau6.A2" office:value-type="string">
            <text:p text:style-name="P64"/>
          </table:table-cell>
          <table:table-cell table:style-name="Tableau6.C2" office:value-type="string">
            <text:p text:style-name="P34"/>
          </table:table-cell>
        </table:table-row>
        <table:table-row>
          <table:table-cell table:style-name="Tableau6.A2" office:value-type="string">
            <text:p text:style-name="P10"/>
          </table:table-cell>
          <table:table-cell table:style-name="Tableau6.A2" office:value-type="string">
            <text:p text:style-name="P127"/>
          </table:table-cell>
          <table:table-cell table:style-name="Tableau6.C2" office:value-type="string">
            <text:p text:style-name="P37"/>
          </table:table-cell>
        </table:table-row>
      </table:table>
      <text:p text:style-name="P99"/>
      <text:p text:style-name="P74">Duik.<text:span text:style-name="T35">prepareProperty(property,isFX,index,depth,parentName)</text:span></text:p>
      <text:p text:style-name="P101"/>
      <text:p text:style-name="P101"><text:tab/><text:span text:style-name="T36">Prepare the given property to be rigged.</text:span></text:p>
      <text:p text:style-name="P101"><text:tab/><text:span text:style-name="T19">isFX</text:span><text:span text:style-name="T38">, </text:span><text:span text:style-name="T19">index</text:span><text:span text:style-name="T38">, </text:span><text:span text:style-name="T19">depth</text:span><text:span text:style-name="T38">, </text:span><text:span text:style-name="T19">parentName</text:span><text:span text:style-name="T38"> will be filled by the method with the values corresponding to this property.</text:span></text:p>
      <text:p text:style-name="P101"><text:tab/><text:tab/></text:p>
      <text:p text:style-name="P101"><text:tab/>parameters:</text:p>
      <text:p text:style-name="P101"/>
      <text:p text:style-name="P101"><text:tab/><text:tab/><text:span text:style-name="T38">property</text:span> | <text:span text:style-name="T38">Property</text:span></text:p>
      <text:p text:style-name="P101"><text:tab/><text:tab/><text:span text:style-name="T38">isFX</text:span> | <text:span text:style-name="T38">boolean</text:span></text:p>
      <text:p text:style-name="P101"><text:tab/><text:tab/><text:span text:style-name="T39">index</text:span> | <text:span text:style-name="T39">integer</text:span></text:p>
      <text:p text:style-name="P101"><text:tab/><text:tab/><text:span text:style-name="T39">depth</text:span> | <text:span text:style-name="T39">integer</text:span></text:p>
      <text:p text:style-name="P101"><text:tab/><text:tab/><text:span text:style-name="T39">parentName</text:span> | <text:span text:style-name="T39">string</text:span></text:p>
      <text:p text:style-name="P101"><text:tab/><text:tab/><text:tab/><text:tab/></text:p>
      <text:p text:style-name="P101"><text:tab/>returns</text:p>
      <text:p text:style-name="P101"/>
      <text:p text:style-name="P102"><text:tab/><text:tab/>true if <text:span text:style-name="T37">property can set expression, false otherw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3:57:33.056000000</meta:creation-date>
    <meta:generator>LibreOffice/4.3.4.1$Windows_x86 LibreOffice_project/bc356b2f991740509f321d70e4512a6a54c5f243</meta:generator>
    <dc:date>2015-02-05T21:17:41.240000000</dc:date>
    <meta:editing-duration>PT1H48M35S</meta:editing-duration>
    <meta:editing-cycles>104</meta:editing-cycles>
    <meta:document-statistic meta:table-count="6" meta:image-count="0" meta:object-count="0" meta:page-count="7" meta:paragraph-count="234" meta:word-count="784" meta:character-count="5852" meta:non-whitespace-character-count="5199"/>
  </office:meta>
</office:document-meta>
</file>